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50000021988BF2B5EF7B17408.png" manifest:media-type="image/png"/>
  <manifest:file-entry manifest:full-path="Pictures/100000000000040C000002CB8BBC53F7BA919672.png" manifest:media-type="image/png"/>
  <manifest:file-entry manifest:full-path="Pictures/100000000000020000000164B6BED6645C909ACA.png" manifest:media-type="image/png"/>
  <manifest:file-entry manifest:full-path="Pictures/100000000000024E0000017E8F64C54A923825A2.png" manifest:media-type="image/png"/>
  <manifest:file-entry manifest:full-path="Pictures/100000000000039F0000023874844F02B8507696.png" manifest:media-type="image/png"/>
  <manifest:file-entry manifest:full-path="Pictures/1000000000000275000001E5479A46F3B2D343AB.png" manifest:media-type="image/png"/>
  <manifest:file-entry manifest:full-path="Pictures/1000000000000262000001A71C293AA6371A4385.png" manifest:media-type="image/png"/>
  <manifest:file-entry manifest:full-path="Pictures/10000000000002E7000002CDAC13AD0B9E627D1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4628" officeooo:paragraph-rsid="00044628"/>
    </style:style>
    <style:style style:name="P2" style:family="paragraph" style:parent-style-name="Standard">
      <style:text-properties fo:color="#666666" style:font-name="Arial Black" fo:font-size="14pt" officeooo:rsid="00061145" officeooo:paragraph-rsid="00061145" style:font-size-asian="14pt" style:font-size-complex="14pt"/>
    </style:style>
    <style:style style:name="P3" style:family="paragraph" style:parent-style-name="Standard">
      <style:paragraph-properties fo:break-before="page"/>
      <style:text-properties officeooo:rsid="00044628" officeooo:paragraph-rsid="00044628"/>
    </style:style>
    <style:style style:name="P4" style:family="paragraph" style:parent-style-name="Header">
      <style:text-properties fo:color="#b2b2b2" style:font-name="Loma" fo:font-size="10pt" officeooo:rsid="00061145" officeooo:paragraph-rsid="00061145" style:font-size-asian="10pt" style:font-size-complex="10pt"/>
    </style:style>
    <style:style style:name="T1" style:family="text">
      <style:text-properties officeooo:rsid="00079d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o de Imagenes y Diagramas</text:p>
      <text:p text:style-name="P1"><draw:frame draw:style-name="fr3" draw:name="Imagen1" text:anchor-type="paragraph" svg:width="17cm" svg:height="10.416cm" draw:z-index="4"><draw:image xlink:href="Pictures/100000000000039F0000023874844F02B8507696.png" xlink:type="simple" xlink:show="embed" xlink:actuate="onLoad"/></draw:frame></text:p>
      <text:p text:style-name="P1"/>
      <text:p text:style-name="P1"/>
      <text:p text:style-name="P1"><draw:frame draw:style-name="fr4" draw:name="Imagen2" text:anchor-type="paragraph" svg:width="14.393cm" svg:height="11.098cm" draw:z-index="5"><draw:image xlink:href="Pictures/1000000000000275000001E5479A46F3B2D343AB.png" xlink:type="simple" xlink:show="embed" xlink:actuate="onLoad"/></draw:frame></text:p>
      <text:p text:style-name="P1"/>
      <text:p text:style-name="P1"><draw:frame draw:style-name="fr4" draw:name="Imagen8" text:anchor-type="paragraph" svg:width="13.959cm" svg:height="9.68cm" draw:z-index="6"><draw:image xlink:href="Pictures/1000000000000262000001A71C293AA6371A4385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" text:anchor-type="paragraph" svg:x="0.222cm" svg:y="2.143cm" svg:width="16.556cm" svg:height="15.976cm" draw:z-index="0"><draw:image xlink:href="Pictures/10000000000002E7000002CDAC13AD0B9E627D1B.png" xlink:type="simple" xlink:show="embed" xlink:actuate="onLoad"/></draw:frame><text:soft-page-break/></text:p>
      <text:p text:style-name="P3"><draw:frame draw:style-name="fr1" draw:name="Imagen4" text:anchor-type="paragraph" svg:x="1.928cm" svg:y="3.17cm" svg:width="13.146cm" svg:height="8.511cm" draw:z-index="1"><draw:image xlink:href="Pictures/100000000000024E0000017E8F64C54A923825A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5" text:anchor-type="paragraph" svg:x="2.796cm" svg:y="0.347cm" svg:width="11.409cm" svg:height="7.932cm" draw:z-index="2"><draw:image xlink:href="Pictures/100000000000020000000164B6BED6645C909AC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6" text:anchor-type="paragraph" svg:width="17cm" svg:height="11.34cm" draw:z-index="3"><draw:image xlink:href="Pictures/10000000000003250000021988BF2B5EF7B17408.png" xlink:type="simple" xlink:show="embed" xlink:actuate="onLoad"/></draw:frame><text:soft-page-break/></text:p>
      <text:p text:style-name="P3"><draw:frame draw:style-name="fr3" draw:name="Imagen7" text:anchor-type="paragraph" svg:width="17cm" svg:height="11.732cm" draw:z-index="7"><draw:image xlink:href="Pictures/100000000000040C000002CB8BBC53F7BA91967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b2b2b2" style:font-name="Loma" fo:font-size="10pt" officeooo:rsid="00061145" officeooo:paragraph-rsid="00061145" style:font-size-asian="10pt" style:font-size-complex="10pt"/>
    </style:style>
    <style:style style:name="MT1" style:family="text">
      <style:text-properties officeooo:rsid="00079da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oris Morales Ríos – Proyecto de Desarrollo de Software – 1758263941<text:span text:style-name="MT1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1:55:55.515359814</meta:creation-date>
    <dc:date>2016-06-06T07:10:14.322713507</dc:date>
    <meta:editing-duration>PT14M23S</meta:editing-duration>
    <meta:editing-cycles>4</meta:editing-cycles>
    <meta:generator>LibreOffice/5.1.3.2$Linux_X86_64 LibreOffice_project/10m0$Build-2</meta:generator>
    <meta:document-statistic meta:table-count="0" meta:image-count="8" meta:object-count="0" meta:page-count="6" meta:paragraph-count="2" meta:word-count="14" meta:character-count="102" meta:non-whitespace-character-count="88"/>
  </office:meta>
</office:document-meta>
</file>